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<text:s/>EXPECTED</text:p>
          </table:table-cell>
          <table:table-cell office:value-type="string" calcext:value-type="string">
            <text:p><text:s/>UNEXPECTED</text:p>
          </table:table-cell>
          <table:table-cell office:value-type="string" calcext:value-type="string">
            <text:p><text:s/>CRASH</text:p>
          </table:table-cell>
          <table:table-cell office:value-type="string" calcext:value-type="string">
            <text:p><text:s/>TIMEOUT</text:p>
          </table:table-cell>
          <table:table-cell office:value-type="string" calcext:value-type="string">
            <text:p><text:s/>SKIP</text:p>
          </table:table-cell>
          <table:table-cell office:value-type="string" calcext:value-type="string">
            <text:p><text:s/>ERROR</text:p>
          </table:table-cell>
        </table:table-row>
        <table:table-row table:style-name="ro2">
          <table:table-cell table:style-name="ce1" office:value-type="string" calcext:value-type="string">
            <text:p>There results were generated by running the fish command: &gt;&gt;&gt;</text:p>
            <text:p>for i in (seq 101)</text:p>
            <text:p>         ./mach test-wpt --headless --release --log-wptreport ../experiments/baseline_all/results$i.json (cat ../experiments/intermittent_failures.txt)</text:p>
            <text:p>End</text:p>
            <text:p/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WebCryptoAPI/generateKey/successes_RSA-OAEP.https.any.worker.html?31-4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white-space/trailing-ideographic-space-004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iframe_sandbox_popups_escaping-1.ht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colors/color-137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css-position-3/position-sticky-table-th-right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91-10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selectors/first-letter-punctuation-325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transition_calc_implicit.html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basic/keepaliv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closing-the-input-stream/load-event-after-location-set-during-write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img_find_non_sibling_map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ustom-elements/reactions/HTMLMediaElemen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41-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007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colors/color-142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borders/border-right-width-095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animations/basic-linear-width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matchMedia-display-none-iframe.html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javascript-url-abort/javascript-url-abort-return-value-undefined.tentative.ht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sigsegv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ustom-elements/parser/parser-sets-attributes-and-children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buffer-full-add-after-full-event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border_radius_elliptical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dedicated-worker-from-blob-url.window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forms/form-submission-0/form-submission-algorithm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cookies/005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script-onerror-insertion-point-2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the-window-object/apis-for-creating-and-navigating-browsing-contexts-by-name/open-features-non-integer-left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history_forward_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module/crossorigi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buffer-full-store-and-clear-during-callback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scroll-behavior-smooth.ht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tml/browsers/windows/embedded-opener-remove-fram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getBoundingClientRect.html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blur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frameborder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hide_and_sh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stacking_context_overflow_a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onts/variations/font-weight-interpol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template-element/definitions/template-contents-owner-test-00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jumpiness_a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scroll-to-fragid/scroll-to-top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audio/the-audio-api/the-biquadfilternode-interface/biquad-highpas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i18n/ja/css-text-line-break-ja-po-strict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animation-removed-nod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nomodule-set-on-async-classic-scrip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negativeMargin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forms/form-submission-0/submit-entity-body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hit_test_pos_fixed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fill-and-stroke-styles/2d.gradient.radial.negativ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context/context-release-upon-reload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image-maps/image-map-processing-model/hash-name-reference.ht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css/CSS2/borders/border-left-color-139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hit-test-background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iframe_sandbox_popups_nonescaping-1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resource_timing_buffer_full_eventually.html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inherit-00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position_relative_vertical_percentage_overflow_a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text/white-space-003.xh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null-image-sourc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iframe_sandbox_block_modals-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rendering/replaced-elements/svg-embedded-sizing/svg-in-iframe-fixed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21-13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driver/tests/set_window_rect/set.py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location-interface/location-protocol-setter-non-broke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backgrounds/background-attachment-local/attachment-local-clipping-color-4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ogles/GL/faceforward/faceforward_001_to_006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positioning/abspos-containing-block-001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line-break/line-break-strict-018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floats/floats-in-table-caption-001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unloading-documents/unload/004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quirks/table-cell-nowrap-minimum-width-calcul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bailout-exception-vs-return-xml.window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unloading-documents/004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yntax/parsing/template/creating-an-element-for-the-token/template-owner-documen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xhr/open-url-multi-window-5.htm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mg_dynamic_remov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glsl/misc/shader-with-non-reserved-words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ors/preflight-failure.htm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transitions-animatable-properties-01.html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textures/image_bitmap_from_image_bitmap/tex-2d-rgba-rgba-unsigned_short_5_5_5_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execution-timing/077.html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eAPI/url/url-in-tags-revoke.window.ht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glsl/bugs/complex-glsl-does-not-crash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tabular-data/the-table-element/caption-method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cookies/006.html?wss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ogles/GL/refract/refract_001_to_006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traverse_the_history_write_after_load_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the-window-object/closed-attribute.window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readyState_during_loadeddat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61-7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onts/variations/font-weight-matching.html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baseurl/alpha/import-in-modulework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scroll_root.html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ustom-elements/throw-on-dynamic-markup-insertion-counter-reaction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infrastructure/urls/dynamic-changes-to-base-urls/dynamic-urls.sub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request/request-consume-empty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empty_fragment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http-cache/invalidat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005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abort.sub.window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buffer-full-set-to-current-buffer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drawing-paths-to-the-canvas/drawFocusIfNeeded_005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resource_TAO_zero.htm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dom/reflection-embedded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lexbox/flex-flexitem-percentage-presc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semantics/run-a-worker/003.html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webaudio/the-audio-api/the-audiocontext-interface/audiocontextoptions.ht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_webgl/conformance/textures/misc/texture-upload-siz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content-type/response.window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script-not-executed-after-shutdow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backgrounds/background-repeat/background-repeat-round-roundup.xht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history_go_no_argumen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abs-overflow-stackingcontext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navig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non-active-document.html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003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simple_inline_max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execution-timing/12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ready-states/autoplay-hidden.optional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41-15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ui/outline-color-094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ors/redirect-origin.htm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forms/css-transform-3d-rotateY-negativ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1-2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adop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values/calc-integ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the-window-object/apis-for-creating-and-navigating-browsing-contexts-by-name/creating_browsing_context_test_0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71-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driver/tests/new_session/response.py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elementFromPoint-001.html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dirty_viewport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paint_timing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worklets/test_paint_worklet_loading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event_progres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ompositing/mix-blend-mode/mix-blend-mode-anim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elementsFromPoint-iframes.ht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01-11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extended-payload-length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task_queue_throttling.any.worker.html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position_relative_stacking_context_contents_a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interfaces/TextTrack/activeCue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shadows/canvas_shadows_002.ht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word-break/word-break-break-all-007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promis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history-traversal/browsing_context_name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async_010.htm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forms/resetting-a-form/reset-form-event-realm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r-time/test_cross_frame_star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websocket_connection_fail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audio/the-audio-api/the-audiobuffersourcenode-interface/sub-sample-buffer-stitching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img-with-containment-and-size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stylesheet_media_querie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forms/transform-table-00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scrollBy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iframe/resize_after_load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erformance-timeline/webtiming-resolution.any.worker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ferrer-policy/css-integration/svg/processing-instruc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negative_margins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mix_blend_mode_a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tabular-data/processing-model-1/span-limit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links/links-created-by-a-and-area-elements/htmlanchorelement_noopener.ht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fetch/api/request/request-keepalive-quota.html?include=fas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001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backgrounds/background-size-025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infrastructure/safe-passing-of-structured-data/shared-array-buffers/serialization-via-idb.any.work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driver/tests/new_session/invalid_capabilities.py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encoding/single-byte-decoder.html?document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dom/documents/dom-tree-accessors/nameditem-0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gfx-rs-gecko/descriptor-range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positioning/abspos-float-with-inline-contain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task_queue_throttling.any.htm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ui/text-overflow-023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erformance-timeline/po-observ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cookies/005.html?wss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rendering/non-replaced-elements/the-page/body-margin-1g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text-transform/text-transform-full-size-kana-004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environment-changes/viewport-chang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location-interface/location-protocol-setter-non-broken-weird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ileAPI/url/url-with-fetch.any.htm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iframe_sandbox_popups_escaping-2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semantics/interface-objects/002.work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domparsing/interfaces.any.work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location-of-the-media-resource/currentSrc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positioning_margi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visudet/line-height-204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stacking_contex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unloading-documents/beforeunload-canceling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fill-and-stroke-styles/2d.fillStyle.parse.css-color-4-rgba-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extended-payload-length.html?wss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animations/mixed-unit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unitless-length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dom/elements/the-innertext-idl-attribute/gett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windows/auxiliary-browsing-contexts/opener-sett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resource_TAO_origin.htm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inherit-002.html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context/context-release-with-worker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simple_scroll_to_fragmen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001.html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event_paus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positioning/abspos-016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ogles/GL/tan/tan_001_to_006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document.open-0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-decor/text-decoration-line-012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async_003.htm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encrypt_decrypt/rsa.https.work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WorkerGlobalScope-clos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iframe_sandbox_popups_nonescaping-2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-1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scroll-to-fragid/scroll-to-id-top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request/request-consum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position_fixed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cross-origin-resource-policy/fetch-in-ifram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windows/noreferrer-null-open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elementFromPosition.html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css1/c43-rpl-ibx-000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81-9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audio/the-audio-api/the-biquadfilternode-interface/no-dezippering.ht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webaudio/the-audio-api/the-analysernode-interface/realtimeanalyser-fft-scaling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nosniff/parsing-nosniff.window.html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forms/transform-input-018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reload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request/request-keepalive-quota.html?include=slow-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xhr/xmlhttprequest-sync-default-feature-policy.sub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ogles/GL/swizzlers/swizzlers_113_to_120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-onerror.html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traverse_the_history_write_onload_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015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links/following-hyperlinks/activation-behavior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yntax/parsing/html5lib_innerHTML_tests4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dom/nodes/Document-createElement-namespace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ncremental_trailing_whitespace_a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forms/css-transforms-3d-on-anonymous-block-00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interactive-elements/the-details-element/toggleEvent.html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content-type/script.window.html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ogles/GL/radians/radians_001_to_006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nline_block_margin_auto_zero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hit_test_multiple_sc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mg-element/sizes/parse-a-sizes-attribute-standards-mode.htm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glsl/bugs/temp-expressions-should-not-crash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xhr/open-method-case-sensitive.htm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position_fixed_overflow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quirks/unitless-length/no-quirk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simple_inline_heigh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scripting-1/the-script-element/execution-timing/128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constructors/Worker/terminat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infrastructure/safe-passing-of-structured-data/shared-array-buffers/no-transferring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006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quirks/table-cell-width-calcul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yntax/parsing/DOMContentLoaded-defer.html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xr/xrSession_prevent_multiple_exclusive.https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border_radius_shorthand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box_shadow_blur_fixed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hide_layers2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origin/relaxing-the-same-origin-restriction/document_domain_feature_policy.tentative.sub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ferrer-policy/generic/iframe-inheritanc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WorkerLocation-origin.sub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elementFromPoint-subpixel.html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onts/variations/font-parse-numeric-stretch-style-weigh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matchMedia.xh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51-las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iframe-allowfullscree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modules/dedicated-worker-import-referrer.ht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ui/caret-color-019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bailout-exception-vs-return-origin.sub.window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ogles/GL/acos/acos_001_to_006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read-media/pageload-image-in-popup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lexbox/flexbox_flex-N-0-Npercent-shrink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constructor/013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the-iframe-element/change_parentag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wide-gamut-canvas/canvas-draw-high-bit-depth-images.ht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/html/dom/documents/dom-tree-accessors/Document.currentScript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text_transform_none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cookies/006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forms/form-submission-0/submission-checks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aborted-parser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embedded-content/media-elements/interfaces/HTMLElement/HTMLMediaElement/textTrack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history_go_to_uri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quirks/percentage-height-calcul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offscreen-canvas/the-offscreen-canvas/offscreencanvas.commit.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values/vh_not_refreshing_on_chrom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css-position-3/position-sticky-table-tfoot-bottom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document-metadata/the-meta-element/pragma-directives/attr-meta-http-equiv-refresh/allow-scripts-flag-changing-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dom/documents/resource-metadata-management/document-lastModified-0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location-interface/location-protocol-sette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emantics/interactive-elements/the-dialog-element/centering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constructor/013.html?w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51-6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traverse_the_history_1.html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onts/variations/at-font-face-font-matching.html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word-break/word-break-break-all-020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simpl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11-12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00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21-3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onts/variations/font-opentype-collection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ignore-opens-during-unload.window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sslfail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dom/events/EventListener-invoke-legacy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source-timing/buffer-full-increase-buffer-during-callback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line-styles/2d.line.miter.obtus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stacking_context_position_a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dynamic-markup-insertion/document-write/iframe_005.html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2/rendering/draw-buffer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javascript-url-abort/javascript-url-abort-return-value-string.tentative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navigating-across-documents/navigation-unload-same-origin-fragmen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basic/integrity.sub.any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CryptoAPI/generateKey/successes_RSA-OAEP.https.any.worker.html?131-14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transformations/2d.transformation.translate.nonfinit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browsing-the-web/history-traversal/window-name-after-same-origin-aux-frame-navigation.sub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stacked_layers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dom/self-origin.sub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orkers/constructors/Worker/Worker-constructor.html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/html/webappapis/dynamic-markup-insertion/opening-the-input-stream/bailout-side-effects-synchronous-script.wind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2dcontext/the-canvas-state/2d.state.saverestore.shadowColor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simple_inline_default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om-view/elementFromPoint-dynamic-anon-box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mozilla/htmllabel-activation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websockets/Secure-Send-65K-data.any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no-transition-from-ua-to-blocking-stylesheet.html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ransitions/properties-value-implicit-001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flexbox/quirks-auto-block-size-with-percentage-item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request/request-keepalive-quota.html?include=slow-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fetch/api/request/request-keepalive-quota.html?include=slow-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tables/border-conflict-element-001e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syntax/parsing/html5lib_tests16.html?run_type=uri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history/the-history-interface/traverse_the_history_write_onload_2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browsers/the-window-object/apis-for-creating-and-navigating-browsing-contexts-by-name/open-features-non-integer-innerwidth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nline_block_opacity_change.ht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iframe/overflow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referrer-policy/strict-origin/attr-referrer/same-origin/http-https/script-tag/no-redirect/upgrade-protocol.http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webgl/conformance/rendering/texture-switch-performance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tml/webappapis/scripting/processing-model-2/unhandled-promise-rejections/promise-rejection-events.htm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_mozilla/css/line_break_nowrap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2/text/white-space-pre-002.xht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i18n/zh/css-text-line-break-zh-in-strict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text/i18n/css3-text-line-break-opclns-165.htm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css/css-backgrounds/background-size-027.html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G341"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 style:data-style-name="N2" text:time-value="08:55:05.1589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0:46:34.587997720</meta:creation-date>
    <dc:date>2019-08-20T09:14:54.744147972</dc:date>
    <meta:editing-duration>PT29M26S</meta:editing-duration>
    <meta:editing-cycles>4</meta:editing-cycles>
    <meta:generator>LibreOffice/6.2.5.2$Linux_X86_64 LibreOffice_project/20$Build-2</meta:generator>
    <meta:document-statistic meta:table-count="1" meta:cell-count="2374" meta:object-count="0"/>
  </office:meta>
</office:document-meta>
</file>